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tab/><text:tab/><text:tab/><text:span text:style-name="T2">bblset.cpp </text:span><text:tab/></text:p>
      <text:p text:style-name="Preformatted_20_Text"/>
      <text:p text:style-name="Preformatted_20_Text">This struct creates an array of bubbles and calls the method void bubble::bubbleMotion()</text:p>
      <text:p text:style-name="Preformatted_20_Text">on each of them to move them. The members are as follows.</text:p>
      <text:p text:style-name="Preformatted_20_Text"><text:span text:style-name="T3">1)bubble b[20]</text:span>: An array of 20 bubbles.</text:p>
      <text:p text:style-name="Preformatted_20_Text"/>
      <text:p text:style-name="Preformatted_20_Text"/>
      <text:p text:style-name="Preformatted_20_Text"/>
      <text:p text:style-name="P1">2)bblset::bblset ( int xMin )</text:p>
      <text:p text:style-name="Preformatted_20_Text"><text:tab/> <text:s/>This constructor takes as arguments the x co odinate from where the 20 bubbles originate</text:p>
      <text:p text:style-name="Preformatted_20_Text"><text:s text:c="2"/>in the aquarium. Each bubble originates at a random position between xMin and xMin+50 as</text:p>
      <text:p text:style-name="Preformatted_20_Text"><text:s text:c="2"/>in this constructor sets the member x of each bubble to be equal to xMin.</text:p>
      <text:p text:style-name="Preformatted_20_Text"><text:tab/> <text:s/>This is the constructor used in main() to create the bblset objects.</text:p>
      <text:p text:style-name="Preformatted_20_Text"/>
      <text:p text:style-name="Preformatted_20_Text"/>
      <text:p text:style-name="Preformatted_20_Text"/>
      <text:p text:style-name="P1">3)void bblset::bubbleSetMotion()</text:p>
      <text:p text:style-name="Preformatted_20_Text"><text:tab/> <text:s/>This function invokes the method void bubble::bubbleMotion() on each bubble of the array</text:p>
      <text:p text:style-name="Preformatted_20_Text"><text:s text:c="2"/>to make it move.</text:p>
      <text:p text:style-name="Preformatted_20_Text"><text:tab/> <text:s/>This function is called by the main() function in each iteration of the for loop </text:p>
      <text:p text:style-name="Preformatted_20_Text"><text:s text:c="2"/>that is responsible for the movements of the fish and gras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en" style:country-asian="US" style:font-name-complex="Lohit Hind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11-10T20:56:22</dc:date>
    <meta:editing-duration>P0D</meta:editing-duration>
    <meta:editing-cycles>1</meta:editing-cycles>
    <meta:document-statistic meta:table-count="0" meta:image-count="0" meta:object-count="0" meta:page-count="1" meta:paragraph-count="14" meta:word-count="140" meta:character-count="843" meta:non-whitespace-character-count="690"/>
  </office:meta>
</office:document-meta>
</file>